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eafa" officeooo:paragraph-rsid="001eeafa"/>
    </style:style>
    <style:style style:name="P2" style:family="paragraph" style:parent-style-name="Standard">
      <style:text-properties fo:font-weight="bold" officeooo:rsid="001eeafa" officeooo:paragraph-rsid="001eeafa" style:font-weight-asian="bold" style:font-weight-complex="bold"/>
    </style:style>
    <style:style style:name="P3" style:family="paragraph" style:parent-style-name="Standard" style:master-page-name="">
      <style:paragraph-properties fo:margin-left="0.1866in" fo:margin-right="0in" fo:text-indent="-0.1866in" style:auto-text-indent="false" style:page-number="auto"/>
      <style:text-properties fo:font-weight="bold" officeooo:rsid="001eeafa" officeooo:paragraph-rsid="002058f4" style:font-weight-asian="bold" style:font-weight-complex="bold"/>
    </style:style>
    <style:style style:name="P4" style:family="paragraph" style:parent-style-name="Standard">
      <style:paragraph-properties fo:margin-left="0.1866in" fo:margin-right="0in" fo:text-indent="-0.1866in" style:auto-text-indent="false"/>
      <style:text-properties fo:font-weight="bold" officeooo:rsid="001eeafa" officeooo:paragraph-rsid="001eeafa" style:font-weight-asian="bold" style:font-weight-complex="bold"/>
    </style:style>
    <style:style style:name="P5" style:family="paragraph" style:parent-style-name="Standard">
      <style:paragraph-properties fo:margin-left="0.1866in" fo:margin-right="0in" fo:text-indent="-0.1866in" style:auto-text-indent="false"/>
      <style:text-properties fo:font-weight="bold" officeooo:rsid="001eeafa" officeooo:paragraph-rsid="002058f4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officeooo:rsid="002058f4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2058f4" style:font-style-asian="italic" style:font-weight-asian="normal" style:font-style-complex="italic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058f4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shua Rinaldi</text:p>
      <text:p text:style-name="P1">101902285</text:p>
      <text:p text:style-name="P1">lab 10</text:p>
      <text:p text:style-name="P1">11/5/14</text:p>
      <text:p text:style-name="P1"/>
      <text:p text:style-name="P2">Part 1</text:p>
      <text:p text:style-name="P2"/>
      <text:p text:style-name="P2"><text:span text:style-name="T1">2) After running the program, it shows that segmentation fault occurred.</text:span></text:p>
      <text:p text:style-name="P2"><text:span text:style-name="T1">4) The program crashes on line 89</text:span></text:p>
      <text:p text:style-name="P3"><text:span text:style-name="T1">6) The space for the variable '</text:span><text:span text:style-name="T3">pt</text:span><text:span text:style-name="T5">' is not being allocated within this function. In order to fix this, we would add </text:span><text:span text:style-name="T6">the following lines of code:</text:span></text:p>
      <text:p text:style-name="P5"><text:span text:style-name="T5"><text:s/><text:tab/><text:tab/></text:span><text:span text:style-name="T3">coordinate_t* zero_pt = NULL; </text:span></text:p>
      <text:p text:style-name="P5"><text:tab/><text:tab/><text:span text:style-name="T4">pt = malloc(sizeof(pt));</text:span></text:p>
      <text:p text:style-name="P5"><text:span text:style-name="T3"><text:s text:c="4"/></text:span><text:span text:style-name="T5">to the beginning of the for loop that starts at line 87.</text:span></text:p>
      <text:p text:style-name="P4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5T09:34:47.361094092</meta:creation-date>
    <dc:date>2014-11-05T09:47:59.909338554</dc:date>
    <meta:editing-duration>PT2M26S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1" meta:paragraph-count="11" meta:word-count="72" meta:character-count="409" meta:non-whitespace-character-count="338"/>
  </office:meta>
</office:document-meta>
</file>